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prioritize the defeat of the
Heavenly Maidens above the subjugation of the
lands if that is acceptable to you, Carat-sama.</text:p>
          </table:table-cell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mu. I have no objections!</text:p>
          </table:table-cell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take over the human world until
we've got peace of mind, after all〜!! Eheheh!!</text:p>
          </table:table-cell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 that case, we need to know our enemy before
anything else.</text:p>
          </table:table-cell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 office:value-type="string">
            <text:p>I'll tour the lands and gather any information
I can on them.</text:p>
          </table:table-cell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Do your best〜!!</text:p>
          </table:table-cell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and, do not forget to collect ingredients
for tonight's hamburgers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. I shall return later.</text:p>
          </table:table-cell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re you done talking yet?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 office:value-type="string">
            <text:p>Please, just l-let me go to the bathroom!!
I'm really at my limit heeere!!!</text:p>
          </table:table-cell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r limit? Such transparent lies!</text:p>
          </table:table-cell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 office:value-type="string">
            <text:p>It has only been an hour and a half since
we confined you here, no?</text:p>
          </table:table-cell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 office:value-type="string">
            <text:p>You seemed to be just fine then, so there is
surely no way you would have reached your
limit so suddenly!</text:p>
          </table:table-cell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already desperate when I got here! A-And
I had loads of water to drink, too...!!</text:p>
          </table:table-cell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 office:value-type="string">
            <text:p>So, I'm r-really...!!
*twist* *twist* *rub* *rub*</text:p>
          </table:table-cell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ven so, you do realize you are my prisoner?</text:p>
          </table:table-cell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 office:value-type="string">
            <text:p>I can hardly just let you go free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 office:value-type="string">
            <text:p>(At this rate, I'm definitely gonna end up
peeing my pants!!)</text:p>
          </table:table-cell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 office:value-type="string">
            <text:p>(What the heck am I gonna do...!!)</text:p>
          </table:table-cell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 office:value-type="string">
            <text:p>Then #2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with everything you've got</text:p>
          </table:table-cell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ne and cry</text:p>
          </table:table-cell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I-It's no use... this is like talking to a brick
wall!!)</text:p>
          </table:table-cell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 office:value-type="string">
            <text:p>Then 674</text:p>
          </table:table-cell>
          <table:table-cell table:style-name="ce0"/>
          <table:table-cell table:style-name="ce0" office:value-type="string">
            <text:p>(I'll just have to hold it like my life depends on
it until someone comes to rescue me...!!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N-No... I don't have the time to clam up and
think...)</text:p>
          </table:table-cell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 office:value-type="string">
            <text:p>S-S-S-Seriously, I'm about to lose it!
I'm gonna pee all over myself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 to the...
let me go peeee!!</text:p>
          </table:table-cell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 I told you, no!</text:p>
          </table:table-cell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 office:value-type="string">
            <text:p>Make anymore noise and I'll strip you bare!!</text:p>
          </table:table-cell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uuuuu...</text:p>
          </table:table-cell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 office:value-type="string">
            <text:p>(S-Someone come save mee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